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1fe7b0" officeooo:paragraph-rsid="001b9975"/>
    </style:style>
    <style:style style:name="P2" style:family="paragraph" style:parent-style-name="Standard">
      <style:paragraph-properties fo:break-before="page"/>
      <style:text-properties fo:font-size="16pt" officeooo:rsid="001fe7b0" officeooo:paragraph-rsid="00421ab4"/>
    </style:style>
    <style:style style:name="P3" style:family="paragraph" style:parent-style-name="Standard">
      <style:text-properties fo:font-size="16pt" officeooo:rsid="003538e2" officeooo:paragraph-rsid="003538e2"/>
    </style:style>
    <style:style style:name="P4" style:family="paragraph" style:parent-style-name="Standard">
      <style:text-properties fo:font-size="16pt" fo:font-weight="bold" officeooo:rsid="0033e422" officeooo:paragraph-rsid="0033e422" style:font-weight-asian="bold" style:font-weight-complex="bold"/>
    </style:style>
    <style:style style:name="P5" style:family="paragraph" style:parent-style-name="Standard">
      <style:text-properties fo:font-size="16pt" fo:font-weight="bold" officeooo:rsid="00316264" officeooo:paragraph-rsid="00316264" style:font-weight-asian="bold" style:font-weight-complex="bold"/>
    </style:style>
    <style:style style:name="P6" style:family="paragraph" style:parent-style-name="Standard">
      <style:text-properties fo:font-size="16pt" officeooo:rsid="005adc3f" officeooo:paragraph-rsid="001b9975"/>
    </style:style>
    <style:style style:name="P7" style:family="paragraph" style:parent-style-name="Standard">
      <style:text-properties fo:font-size="16pt" officeooo:rsid="005dc538" officeooo:paragraph-rsid="005dc538"/>
    </style:style>
    <style:style style:name="P8" style:family="paragraph" style:parent-style-name="Standard">
      <style:text-properties fo:font-size="16pt" officeooo:rsid="00608328" officeooo:paragraph-rsid="00608328"/>
    </style:style>
    <style:style style:name="P9" style:family="paragraph" style:parent-style-name="Standard">
      <style:text-properties fo:font-size="16pt" officeooo:rsid="00652350" officeooo:paragraph-rsid="00652350"/>
    </style:style>
    <style:style style:name="P10" style:family="paragraph" style:parent-style-name="Standard">
      <style:text-properties fo:font-size="16pt" officeooo:rsid="006b64cd" officeooo:paragraph-rsid="006b64cd"/>
    </style:style>
    <style:style style:name="P11" style:family="paragraph" style:parent-style-name="Standard">
      <style:text-properties fo:font-size="16pt" officeooo:rsid="006b7655" officeooo:paragraph-rsid="006b7655"/>
    </style:style>
    <style:style style:name="P12" style:family="paragraph" style:parent-style-name="Standard" style:list-style-name="List_20_1">
      <loext:graphic-properties draw:fill-gradient-name="gradient" draw:fill-hatch-name="hatch"/>
      <style:text-properties fo:font-size="16pt" officeooo:rsid="001fe7b0" officeooo:paragraph-rsid="001b9975"/>
    </style:style>
    <style:style style:name="P13" style:family="paragraph" style:parent-style-name="Standard">
      <style:text-properties fo:font-size="16pt" officeooo:rsid="001fe7b0" officeooo:paragraph-rsid="001b9975"/>
    </style:style>
    <style:style style:name="P14" style:family="paragraph" style:parent-style-name="Standard">
      <style:text-properties fo:font-size="16pt" officeooo:rsid="001fe7b0" officeooo:paragraph-rsid="0044c959"/>
    </style:style>
    <style:style style:name="P15" style:family="paragraph" style:parent-style-name="Standard" style:list-style-name="List_20_1">
      <loext:graphic-properties draw:fill-gradient-name="gradient" draw:fill-hatch-name="hatch"/>
      <style:text-properties fo:font-size="16pt" officeooo:rsid="0054d352" officeooo:paragraph-rsid="0054d352"/>
    </style:style>
    <style:style style:name="P16" style:family="paragraph" style:parent-style-name="Standard" style:list-style-name="List_20_1">
      <loext:graphic-properties draw:fill-gradient-name="gradient" draw:fill-hatch-name="hatch"/>
      <style:text-properties fo:font-size="16pt" officeooo:rsid="00560f8b" officeooo:paragraph-rsid="00560f8b"/>
    </style:style>
    <style:style style:name="P17" style:family="paragraph" style:parent-style-name="Standard" style:list-style-name="List_20_1">
      <loext:graphic-properties draw:fill-gradient-name="gradient" draw:fill-hatch-name="hatch"/>
      <style:text-properties fo:font-size="16pt" officeooo:rsid="004b916b" officeooo:paragraph-rsid="004b916b"/>
    </style:style>
    <style:style style:name="P18" style:family="paragraph" style:parent-style-name="Standard">
      <style:paragraph-properties fo:break-before="page"/>
      <style:text-properties fo:font-size="16pt" fo:font-weight="bold" officeooo:rsid="00386a98" officeooo:paragraph-rsid="00386a98" style:font-weight-asian="bold" style:font-weight-complex="bold"/>
    </style:style>
    <style:style style:name="P19" style:family="paragraph" style:parent-style-name="Standard">
      <style:text-properties fo:font-size="16pt" officeooo:rsid="005dc538" officeooo:paragraph-rsid="005dc538"/>
    </style:style>
    <style:style style:name="P20" style:family="paragraph" style:parent-style-name="Standard">
      <style:text-properties fo:font-size="16pt" officeooo:rsid="006572a0" officeooo:paragraph-rsid="006572a0"/>
    </style:style>
    <style:style style:name="P21" style:family="paragraph" style:parent-style-name="Standard">
      <style:text-properties fo:font-size="16pt" officeooo:rsid="007430f2" officeooo:paragraph-rsid="007430f2"/>
    </style:style>
    <style:style style:name="P22" style:family="paragraph" style:parent-style-name="Standard" style:list-style-name="List_20_1">
      <loext:graphic-properties draw:fill-gradient-name="Gradient_20_1" draw:fill-hatch-name="hatch"/>
      <style:text-properties fo:font-size="16pt" officeooo:rsid="007430f2" officeooo:paragraph-rsid="007430f2"/>
    </style:style>
    <style:style style:name="P23" style:family="paragraph" style:parent-style-name="Standard" style:list-style-name="List_20_1">
      <loext:graphic-properties draw:fill-gradient-name="Gradient_20_1" draw:fill-hatch-name="hatch"/>
      <style:text-properties fo:font-size="16pt" officeooo:rsid="0074edac" officeooo:paragraph-rsid="0074edac"/>
    </style:style>
    <style:style style:name="P24" style:family="paragraph" style:parent-style-name="Standard">
      <style:text-properties fo:font-size="16pt" officeooo:rsid="0076c15a" officeooo:paragraph-rsid="0076c15a"/>
    </style:style>
    <style:style style:name="P25" style:family="paragraph" style:parent-style-name="Standard" style:list-style-name="List_20_1">
      <loext:graphic-properties draw:fill-gradient-name="Gradient_20_2" draw:fill-hatch-name="hatch"/>
      <style:text-properties fo:font-size="16pt" officeooo:rsid="0076c15a" officeooo:paragraph-rsid="0076c15a"/>
    </style:style>
    <style:style style:name="P26" style:family="paragraph" style:parent-style-name="Standard" style:list-style-name="List_20_1">
      <loext:graphic-properties draw:fill-gradient-name="Gradient_20_2" draw:fill-hatch-name="hatch"/>
      <style:text-properties fo:font-size="16pt" officeooo:rsid="00774033" officeooo:paragraph-rsid="00774033"/>
    </style:style>
    <style:style style:name="P27" style:family="paragraph" style:parent-style-name="Standard" style:list-style-name="List_20_1">
      <loext:graphic-properties draw:fill-gradient-name="Gradient_20_2" draw:fill-hatch-name="hatch"/>
      <style:text-properties fo:font-size="16pt" officeooo:rsid="0077d29f" officeooo:paragraph-rsid="0077d29f"/>
    </style:style>
    <style:style style:name="T1" style:family="text">
      <style:text-properties officeooo:rsid="0033dbc9"/>
    </style:style>
    <style:style style:name="T2" style:family="text">
      <style:text-properties officeooo:rsid="004d80ed"/>
    </style:style>
    <style:style style:name="T3" style:family="text">
      <style:text-properties officeooo:rsid="005ede11"/>
    </style:style>
    <style:style style:name="T4" style:family="text">
      <style:text-properties officeooo:rsid="00621668"/>
    </style:style>
    <style:style style:name="T5" style:family="text">
      <style:text-properties officeooo:rsid="006316b6"/>
    </style:style>
    <style:style style:name="T6" style:family="text">
      <style:text-properties officeooo:rsid="0063e193"/>
    </style:style>
    <style:style style:name="T7" style:family="text">
      <style:text-properties officeooo:rsid="00667792"/>
    </style:style>
    <style:style style:name="T8" style:family="text">
      <style:text-properties officeooo:rsid="006872e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21ab4" style:font-style-asian="italic" style:font-style-complex="italic"/>
    </style:style>
    <style:style style:name="T11" style:family="text">
      <style:text-properties fo:font-style="italic" officeooo:rsid="003fdd8e" style:font-style-asian="italic" style:font-style-complex="italic"/>
    </style:style>
    <style:style style:name="T12" style:family="text">
      <style:text-properties officeooo:rsid="007580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hrplan Physik (<text:span text:style-name="T1">6</text:span> – 18 Jahre)</text:p>
      <text:p text:style-name="P1"/>
      <text:p text:style-name="P4">Unterstufe (6 bis 12 Jahre)</text:p>
      <text:p text:style-name="P1"/>
      <text:p text:style-name="P8">Man sollte versuchen, bei Kindern keine allzu strenge Trennung der Unterrichtsfächer durchzusetzen. <text:span text:style-name="T4">Die Welt soll naiv erfahren werden. Dadurch wird die beste Bindung zur Welt hergestellt.</text:span></text:p>
      <text:p text:style-name="P1"/>
      <text:p text:style-name="P3"><text:span text:style-name="T5">Inhalt ist </text:span>Werken mit Holz und anderen handlichen Werkstoffen.</text:p>
      <text:p text:style-name="P3">Basteln zusammen mit Spiele <text:span text:style-name="T6">(Bewegung)</text:span> und Musik.</text:p>
      <text:p text:style-name="P1"/>
      <text:p text:style-name="P7">Das Basteln dient dazu, eine Verbindung zur Welt herzustellen.<text:line-break/><text:span text:style-name="T3">Dadurch entsteht eine Querverknüpfung zwischen Tun und Wissen.</text:span></text:p>
      <text:p text:style-name="P7"/>
      <text:p text:style-name="P20"><text:span text:style-name="T9">Holz</text:span></text:p>
      <text:p text:style-name="P7"/>
      <text:p text:style-name="P9">Zum Holz im Besonderen gibt es viel zu sagen. <text:span text:style-name="T7">Es ist Arbeitsstoff, aber auch Symbol für Leben: Wachstum, Verarbeitung und Verbrauch. </text:span><text:span text:style-name="T8">Nur durch das Holz kann das eigene Wesen als das verstanden werden, was es ist: Ein Teil des großen Ganzen.</text:span></text:p>
      <text:p text:style-name="P6"/>
      <text:p text:style-name="P10">Versucht werden können etwa:</text:p>
      <text:list xml:id="list2622060448" text:style-name="List_20_1">
        <text:list-item>
          <text:p text:style-name="P12">Wanderung durch Wald</text:p>
        </text:list-item>
        <text:list-item>
          <text:p text:style-name="P12">Sammeln von Holz</text:p>
        </text:list-item>
        <text:list-item>
          <text:p text:style-name="P12">Lagerfeuer</text:p>
        </text:list-item>
        <text:list-item>
          <text:p text:style-name="P12">Videomaterial: Sägewerk</text:p>
        </text:list-item>
        <text:list-item>
          <text:p text:style-name="P12">Herstellung von Brettern und Möbel</text:p>
        </text:list-item>
        <text:list-item>
          <text:p text:style-name="P12">Wärme und Heizen</text:p>
        </text:list-item>
      </text:list>
      <text:p text:style-name="P1"/>
      <text:p text:style-name="P1"/>
      <text:p text:style-name="P2"><text:span text:style-name="T10">Medien</text:span><text:span text:style-name="T11">-Unterricht</text:span></text:p>
      <text:p text:style-name="P1"/>
      <text:p text:style-name="P11">Daneben erweist der Multi-Medien-Unterricht seinen Dienst in der Vermittlung von Inhalten, die nicht so unmittelbar greifbar sind:</text:p>
      <text:p text:style-name="P1"/>
      <text:p text:style-name="P21">Holz</text:p>
      <text:list xml:id="list10141097852131" text:continue-numbering="true" text:style-name="List_20_1">
        <text:list-item>
          <text:p text:style-name="P22">Sägewerk</text:p>
        </text:list-item>
        <text:list-item>
          <text:p text:style-name="P22">Möbel-Industrie</text:p>
        </text:list-item>
        <text:list-item>
          <text:p text:style-name="P23">Papierherstellung</text:p>
        </text:list-item>
      </text:list>
      <text:p text:style-name="P1"/>
      <text:p text:style-name="P1">Kunststoff</text:p>
      <text:list xml:id="list10139726422335" text:continue-numbering="true" text:style-name="List_20_1">
        <text:list-item>
          <text:p text:style-name="P12">Kunststoffe werden aus <text:span text:style-name="T12">Öl</text:span> hergestellt</text:p>
        </text:list-item>
        <text:list-item>
          <text:p text:style-name="P15">Kunststoffe sind leicht und flexibel</text:p>
        </text:list-item>
      </text:list>
      <text:p text:style-name="P1"/>
      <text:p text:style-name="P24">Ziegelsteine &amp; Zement</text:p>
      <text:list xml:id="list10140509735080" text:continue-numbering="true" text:style-name="List_20_1">
        <text:list-item>
          <text:p text:style-name="P25">Ziegelsteine werden aus Lehm hergestellt (gebrannt)</text:p>
        </text:list-item>
        <text:list-item>
          <text:p text:style-name="P26">Zement kann aus Kalkstein hergestellt werden</text:p>
        </text:list-item>
        <text:list-item>
          <text:p text:style-name="P27">Wie daraus ein Gebäude entsteht, sieht man an der Baustelle</text:p>
        </text:list-item>
      </text:list>
      <text:p text:style-name="P1"/>
      <text:p text:style-name="P14"/>
      <text:p text:style-name="P18">Oberstufe (12 bis 18 Jahre)</text:p>
      <text:p text:style-name="P1"/>
      <text:p text:style-name="P1">Alltagsphysik („klassische Physik“):</text:p>
      <text:p text:style-name="P1"><text:s text:c="4"/>• Holz, Kunststoffe <text:s/>&amp; Glase</text:p>
      <text:p text:style-name="P1"><text:s text:c="4"/>• Feststoffe, Flüssigkeiten, Gase, Energie</text:p>
      <text:p text:style-name="P1"><text:s text:c="4"/>• Energieerhaltungssatz, Umwandlung von Licht in Wärme</text:p>
      <text:p text:style-name="P1"><text:s text:c="4"/>• Mechanik, Magnetismus, Elektromotor</text:p>
      <text:p text:style-name="P1"/>
      <text:p text:style-name="P1">Oberstufe</text:p>
      <text:p text:style-name="P1"/>
      <text:p text:style-name="P1">Fortgeschrittene Themen in der Physik:</text:p>
      <text:p text:style-name="P1"><text:s text:c="4"/>• Elektrotechnik</text:p>
      <text:p text:style-name="P1"><text:s text:c="4"/>• Lichtgeschwindigkeit &amp; Schwerkraft</text:p>
      <text:p text:style-name="P1"><text:s text:c="4"/>• Quantenphysik und Wellenfunktion</text:p>
      <text:p text:style-name="P1"><text:s text:c="4"/>• Strömungsphysik, Magnetismus &amp; Wellenfunktio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14T01:01:38.936776033</dc:date>
    <meta:editing-duration>PT40M18S</meta:editing-duration>
    <meta:editing-cycles>92</meta:editing-cycles>
    <meta:document-statistic meta:table-count="0" meta:image-count="0" meta:object-count="0" meta:page-count="3" meta:paragraph-count="40" meta:word-count="254" meta:character-count="1771" meta:non-whitespace-character-count="1537"/>
  </office:meta>
</office:document-meta>
</file>